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DeclarationImpl( com . sun . mirror . declaration . 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getModifi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clarationImpl.getSimp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getDoc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Impl.getAnnotationInstan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clarationImpl.hasModifier( 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